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stroke="none" draw:fill="solid" draw:fill-color="#e6e6e6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marker-start="Arrow" draw:textarea-horizontal-align="center" draw:textarea-vertical-align="middle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none" draw:fill-color="#99ccff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8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start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1.778cm" svg:x="1.032cm" svg:y="3.456cm">
          <text:p text:style-name="P1">Devic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094cm" svg:height="9.86cm" svg:x="7.214cm" svg:y="3.856cm">
          <text:p text:style-name="P1">Config Set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2cm" svg:height="1.778cm" svg:x="1.032cm" svg:y="6.25cm">
          <text:p text:style-name="P1">Device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75cm" svg:height="1.778cm" svg:x="1.032cm" svg:y="8.99cm">
          <text:p text:style-name="P1">Device<text:line-break/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334cm" svg:y1="9.906cm" svg:x2="6.35cm" svg:y2="9.906cm">
          <text:p/>
        </draw:line>
        <draw:line draw:style-name="gr3" draw:text-style-name="P3" draw:layer="layout" svg:x1="4.334cm" svg:y1="4.318cm" svg:x2="6.35cm" svg:y2="4.318cm">
          <text:p/>
        </draw:line>
        <draw:custom-shape draw:style-name="gr4" draw:text-style-name="P3" draw:layer="layout" svg:width="4.832cm" svg:height="3.002cm" svg:x="7.868cm" svg:y="5.38cm">
          <text:p text:style-name="P1"><text:span text:style-name="T1">Memb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01cm" svg:height="1.916cm" svg:x="8.282cm" svg:y="6.212cm">
          <text:p text:style-name="P1"><text:span text:style-name="T2">Device 1</text:span><text:span text:style-name="T2"><text:line-break/></text:span><text:span text:style-name="T2">Device 2</text:span><text:span text:style-name="T2"><text:line-break/></text:span><text:span text:style-name="T2">Devi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35cm" svg:y1="4.318cm" svg:x2="6.35cm" svg:y2="9.906cm">
          <text:p/>
        </draw:line>
        <draw:custom-shape draw:style-name="gr7" draw:text-style-name="P5" draw:layer="layout" svg:width="7.874cm" svg:height="13.716cm" svg:x="14.986cm" svg:y="0.762cm">
          <text:p text:style-name="P4"><text:span text:style-name="T1">basic_cfg.y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6.785cm" svg:height="12.287cm" svg:x="15.567cm" svg:y="1.683cm">
          <text:p text:style-name="P4"><text:span text:style-name="T3">container config {</text:span></text:p>
          <text:p text:style-name="P4"><text:span text:style-name="T3"><text:s text:c="2"/></text:span><text:span text:style-name="T3">leaf device-id {</text:span></text:p>
          <text:p text:style-name="P4"><text:span text:style-name="T3"><text:s text:c="4"/></text:span><text:span text:style-name="T3">type string;</text:span></text:p>
          <text:p text:style-name="P4"><text:span text:style-name="T3"><text:s text:c="2"/></text:span><text:span text:style-name="T3">}</text:span></text:p>
          <text:p text:style-name="P4"><text:span text:style-name="T3"/></text:p>
          <text:p text:style-name="P4"><text:span text:style-name="T3"><text:s text:c="2"/></text:span><text:span text:style-name="T3">leaf priv-key {</text:span></text:p>
          <text:p text:style-name="P4"><text:span text:style-name="T3"><text:s text:c="4"/></text:span><text:span text:style-name="T3">type string;</text:span></text:p>
          <text:p text:style-name="P4"><text:span text:style-name="T3"><text:s text:c="2"/></text:span><text:span text:style-name="T3">}</text:span></text:p>
          <text:p text:style-name="P4"><text:span text:style-name="T3"/></text:p>
          <text:p text:style-name="P4"><text:span text:style-name="T3"><text:s text:c="2"/></text:span><text:span text:style-name="T3">leaf pub-key {</text:span></text:p>
          <text:p text:style-name="P4"><text:span text:style-name="T3"><text:s text:c="4"/></text:span><text:span text:style-name="T3">type string;</text:span></text:p>
          <text:p text:style-name="P4"><text:span text:style-name="T3"><text:s text:c="2"/></text:span><text:span text:style-name="T3">}</text:span></text:p>
          <text:p text:style-name="P4"><text:span text:style-name="T3">}</text:span></text:p>
          <text:p text:style-name="P4"><text:span text:style-name="T3"/></text:p>
          <text:p text:style-name="P4"><text:span text:style-name="T3">rpc request-waypoint {</text:span></text:p>
          <text:p text:style-name="P4"><text:span text:style-name="T3"><text:s text:c="2"/></text:span><text:span text:style-name="T3">input {</text:span></text:p>
          <text:p text:style-name="P4"><text:span text:style-name="T3"><text:s text:c="4"/></text:span><text:span text:style-name="T3">leaf stream-waypoints {</text:span></text:p>
          <text:p text:style-name="P4"><text:span text:style-name="T3"><text:s text:c="6"/></text:span><text:span text:style-name="T3">type boolean;</text:span></text:p>
          <text:p text:style-name="P4"><text:span text:style-name="T3"><text:s text:c="4"/></text:span><text:span text:style-name="T3">}</text:span></text:p>
          <text:p text:style-name="P4"><text:span text:style-name="T3"><text:s text:c="2"/></text:span><text:span text:style-name="T3">}</text:span></text:p>
          <text:p text:style-name="P4"><text:span text:style-name="T3"><text:s text:c="2"/></text:span><text:span text:style-name="T3">output {</text:span></text:p>
          <text:p text:style-name="P4"><text:span text:style-name="T3"><text:s text:c="4"/></text:span><text:span text:style-name="T3">leaf lat {</text:span></text:p>
          <text:p text:style-name="P4"><text:span text:style-name="T3"><text:s text:c="6"/></text:span><text:span text:style-name="T3">type decimal64;</text:span></text:p>
          <text:p text:style-name="P4"><text:span text:style-name="T3"><text:s text:c="4"/></text:span><text:span text:style-name="T3">}</text:span></text:p>
          <text:p text:style-name="P4"><text:span text:style-name="T3"><text:s text:c="4"/></text:span><text:span text:style-name="T3">leaf lon {</text:span></text:p>
          <text:p text:style-name="P4"><text:span text:style-name="T3"><text:s text:c="6"/></text:span><text:span text:style-name="T3">type decimal64;</text:span></text:p>
          <text:p text:style-name="P4"><text:span text:style-name="T3"><text:s text:c="4"/></text:span><text:span text:style-name="T3">}</text:span></text:p>
          <text:p text:style-name="P4"><text:span text:style-name="T3"><text:s text:c="2"/></text:span><text:span text:style-name="T3">}</text:span></text:p>
          <text:p text:style-name="P4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826cm" svg:height="1.732cm" svg:x="7.874cm" svg:y="8.682cm">
          <text:p text:style-name="P1"><text:span text:style-name="T1">Yang spec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856cm" svg:height="0.708cm" svg:x="8.382cm" svg:y="9.452cm">
          <text:p text:style-name="P1"><text:span text:style-name="T2">basic_cfg.y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5.494cm" svg:y1="2.032cm" svg:x2="13.716cm" svg:y2="2.032cm">
          <text:p/>
        </draw:line>
        <draw:line draw:style-name="gr6" draw:text-style-name="P1" draw:layer="layout" svg:x1="13.716cm" svg:y1="2.032cm" svg:x2="13.716cm" svg:y2="9.906cm">
          <text:p/>
        </draw:line>
        <draw:line draw:style-name="gr6" draw:text-style-name="P1" draw:layer="layout" svg:x1="12.192cm" svg:y1="9.906cm" svg:x2="13.716cm" svg:y2="9.906cm">
          <text:p/>
        </draw:line>
        <draw:custom-shape draw:style-name="gr4" draw:text-style-name="P3" draw:layer="layout" svg:width="4.826cm" svg:height="2.494cm" svg:x="7.874cm" svg:y="10.714cm">
          <text:p text:style-name="P1"><text:span text:style-name="T1">Config Dat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72cm" svg:height="1.416cm" svg:x="8.074cm" svg:y="11.538cm">
          <text:p text:style-name="P4"><text:span text:style-name="T3">device-id: 4712</text:span></text:p>
          <text:p text:style-name="P4"><text:span text:style-name="T3">priv-key: <text:s/>ABFC750D</text:span></text:p>
          <text:p text:style-name="P4"><text:span text:style-name="T3">pub-key: <text:s text:c="2"/>26F6A91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334cm" svg:y1="7.112cm" svg:x2="8.382cm" svg:y2="7.112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8H18M39S</meta:editing-duration>
    <meta:editing-cycles>44</meta:editing-cycles>
    <dc:date>2013-02-09T11:29:51</dc:date>
    <meta:generator>LibreOffice/3.5$Linux_x86 LibreOffice_project/350m1$Build-2</meta:generator>
    <meta:document-statistic meta:object-count="42"/>
  </office:meta>
</office:document-meta>
</file>